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lwgMono" svg:font-family="TlwgMono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lwgMono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0000000 <text:s/>ca fe ba be 00 03 00 2d <text:s/>00 1a 01 00 09 61 76 65 <text:s/>|.......-.....ave|</text:p>
      <text:p text:style-name="P1">00000010 <text:s/>72 61 67 65 2e 6a 0c 00 <text:s/>17 00 19 01 00 16 28 5b <text:s/>|rage.j........([|</text:p>
      <text:p text:style-name="P1">00000020 <text:s/>4c 6a 61 76 61 2f 6c 61 <text:s/>6e 67 2f 53 74 72 69 6e <text:s/>|Ljava/lang/Strin|</text:p>
      <text:p text:style-name="P1">00000030 <text:s/>67 3b 29 56 01 00 10 6a <text:s/>61 76 61 2f 6c 61 6e 67 <text:s/>|g;)V...java/lang|</text:p>
      <text:p text:style-name="P1">00000040 <text:s/>2f 4f 62 6a 65 63 74 01 <text:s/>00 06 3c 69 6e 69 74 3e <text:s/>|/Object...&lt;init&gt;|</text:p>
      <text:p text:style-name="P1">00000050 <text:s/>07 00 04 0c 00 05 00 0b <text:s/>07 00 12 07 00 16 0a 00 <text:s/>|................|</text:p>
      <text:p text:style-name="P1">00000060 <text:s/>08 00 18 01 00 03 28 29 <text:s/>56 07 00 15 01 00 04 43 <text:s/>|......()V......C|</text:p>
      <text:p text:style-name="P1">00000070 <text:s/>6f 64 65 01 00 04 6d 61 <text:s/>69 6e 09 00 0c 00 02 01 <text:s/>|ode...main......|</text:p>
      <text:p text:style-name="P1">00000080 <text:s/>00 0a 53 6f 75 72 63 65 <text:s/>46 69 6c 65 01 00 04 28 <text:s/>|..SourceFile...(|</text:p>
      <text:p text:style-name="P1">00000090 <text:s/>49 29 56 01 00 13 6a 61 <text:s/>76 61 2f 69 6f 2f 50 72 <text:s/>|I)V...java/io/Pr|</text:p>
      <text:p text:style-name="P1">000000a0 <text:s/>69 6e 74 53 74 72 65 61 <text:s/>6d 01 00 07 70 72 69 6e <text:s/>|intStream...prin|</text:p>
      <text:p text:style-name="P1">000000b0 <text:s/>74 6c 6e 0a 00 06 00 07 <text:s/>01 00 10 6a 61 76 61 2f <text:s/>|tln........java/|</text:p>
      <text:p text:style-name="P1">000000c0 <text:s/>6c 61 6e 67 2f 53 79 73 <text:s/>74 65 6d 01 00 07 41 76 <text:s/>|lang/System...<text:span text:style-name="T1">Av</text:span>|</text:p>
      <text:p text:style-name="P1">000000d0 <text:s/>65 72 61 67 65 01 00 03 <text:s/>6f 75 74 0c 00 13 00 11 <text:s/>|<text:span text:style-name="T1">erage</text:span>...<text:span text:style-name="T1">out</text:span>.....|</text:p>
      <text:p text:style-name="P1">000000e0 <text:s/>01 00 15 4c 6a 61 76 61 <text:s/>2f 69 6f 2f 50 72 69 6e <text:s/>|...<text:span text:style-name="T1">Ljava/io/Prin</text:span>|</text:p>
      <text:p text:style-name="P1">000000f0 <text:s/>74 53 74 72 65 61 6d 3b <text:s/>00 21 00 09 00 06 00 00 <text:s/>|<text:span text:style-name="T1">tStream;</text:span>.<text:span text:style-name="T1">!</text:span>......|</text:p>
      <text:p text:style-name="P1">00000100 <text:s/>00 00 00 02 00 01 00 05 <text:s/>00 0b 00 01 00 0d 00 00 <text:s/>|................|</text:p>
      <text:p text:style-name="P1">00000110 <text:s/>00 11 00 01 00 01 00 00 <text:s/>00 05 2a b7 00 14 b1 00 <text:s/>|..........*.....|</text:p>
      <text:p text:style-name="P1">00000120 <text:s/>00 00 00 00 09 00 0e 00 <text:s/>03 00 01 00 0d 00 00 00 <text:s/>|................|</text:p>
      <text:p text:style-name="P1">00000130 <text:s/>15 00 04 00 01 00 00 00 <text:s/>09 b2 00 0f 10 19 b6 00 <text:s/>|................|</text:p>
      <text:p text:style-name="P1">00000140 <text:s/>0a b1 00 00 00 00 00 01 <text:s/>00 10 00 00 00 02 00 01 <text:s/>|................|</text:p>
      <text:p text:style-name="P1">00000150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lwgMono" svg:font-family="TlwgMono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rb </meta:initial-creator>
    <meta:creation-date>2010-04-23T20:06:30</meta:creation-date>
    <dc:date>2010-04-23T20:12:13</dc:date>
    <dc:creator>jrb </dc:creator>
    <meta:editing-duration>PT00H05M45S</meta:editing-duration>
    <meta:editing-cycles>2</meta:editing-cycles>
    <meta:generator>OpenOffice.org/3.1$Unix OpenOffice.org_project/310m19$Build-9420</meta:generator>
    <meta:document-statistic meta:table-count="0" meta:image-count="0" meta:object-count="0" meta:page-count="1" meta:paragraph-count="22" meta:word-count="379" meta:character-count="1646"/>
  </office:meta>
</office:document-meta>
</file>